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105_2063433547" text:style-name="Internet_20_link" text:visited-style-name="Internet_20_link"># 1 Test<text:tab/>1</text:a></text:p>
          <text:p text:style-name="P1"><text:a xlink:type="simple" xlink:href="#__RefHeading__107_2063433547" text:style-name="Internet_20_link" text:visited-style-name="Internet_20_link">1. Test<text:tab/></text:a><text:a xlink:type="simple" xlink:href="#__RefHeading__107_2063433547" text:style-name="Internet_20_link" text:visited-style-name="Internet_20_link">1</text:a></text:p>
          <text:p text:style-name="P2"><text:a xlink:type="simple" xlink:href="#__RefHeading__109_2063433547" text:style-name="Internet_20_link" text:visited-style-name="Internet_20_link">1Test <text:tab/></text:a><text:a xlink:type="simple" xlink:href="#__RefHeading__109_2063433547" text:style-name="Internet_20_link" text:visited-style-name="Internet_20_link">1</text:a></text:p>
        </text:index-body>
      </text:table-of-content>
      <text:p text:style-name="Standard"/>
      <text:p text:style-name="Standard"/>
      <text:h text:style-name="Heading_20_1" text:outline-level="1"><text:bookmark-start text:name="__RefHeading__105_2063433547"/># 1 Test<text:bookmark-end text:name="__RefHeading__105_2063433547"/></text:h>
      <text:h text:style-name="Heading_20_1" text:outline-level="1"><text:bookmark-start text:name="__RefHeading__107_2063433547"/>1. Test<text:bookmark-end text:name="__RefHeading__107_2063433547"/></text:h>
      <text:h text:style-name="Heading_20_2" text:outline-level="2"><text:bookmark-start text:name="__RefHeading__109_2063433547"/>Test <text:bookmark-end text:name="__RefHeading__109_206343354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8-26T15:51:30</meta:creation-date>
    <meta:editing-duration>PT00H00M00S</meta:editing-duration>
    <meta:editing-cycles>1</meta:editing-cycles>
    <meta:generator>StarOffice/9$Solaris_x86 OpenOffice.org_project/310m11$Build-9399</meta:generator>
    <meta:initial-creator>Test2 Test2</meta:initial-creator>
    <meta:document-statistic meta:table-count="0" meta:image-count="0" meta:object-count="0" meta:page-count="1" meta:paragraph-count="7" meta:word-count="19" meta:character-count="65"/>
  </office:meta>
</office:document-meta>
</file>